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Arial" svg:font-family="Arial" style:font-family-generic="swiss"/>
    <style:font-face style:name="Utopia" svg:font-family="Utopia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Utopia" fo:font-size="12pt" fo:language="es" fo:country="ES" style:font-size-asian="12pt" style:font-size-complex="12pt"/>
    </style:style>
    <style:style style:name="P2" style:family="paragraph" style:parent-style-name="Text_20_body" style:list-style-name="L1">
      <style:text-properties style:font-name="Utopia" fo:font-size="12pt" fo:language="es" fo:country="ES" style:font-size-asian="12pt" style:font-size-complex="12pt"/>
    </style:style>
    <style:style style:name="P3" style:family="paragraph" style:parent-style-name="Text_20_body">
      <style:paragraph-properties fo:margin-left="2.54cm" fo:margin-right="0cm" fo:text-indent="-0.635cm" style:auto-text-indent="false"/>
    </style:style>
    <style:style style:name="P4" style:family="paragraph" style:parent-style-name="Text_20_body" style:list-style-name="L4">
      <style:paragraph-properties fo:margin-left="2.54cm" fo:margin-right="0cm" fo:text-indent="-0.635cm" style:auto-text-indent="false"/>
      <style:text-properties style:font-name="Utopia" fo:font-size="12pt" fo:language="es" fo:country="ES" style:font-size-asian="12pt" style:font-size-complex="12pt"/>
    </style:style>
    <style:style style:name="P5" style:family="paragraph" style:parent-style-name="Text_20_body" style:list-style-name="L5">
      <style:paragraph-properties fo:margin-left="2.54cm" fo:margin-right="0cm" fo:text-indent="-0.635cm" style:auto-text-indent="false"/>
      <style:text-properties style:font-name="Utopia" fo:font-size="12pt" fo:language="es" fo:country="ES" style:font-size-asian="12pt" style:font-size-complex="12pt"/>
    </style:style>
    <style:style style:name="T1" style:family="text">
      <style:text-properties fo:font-variant="normal" fo:text-transform="none" fo:color="#545454" style:font-name="Utopia" fo:font-size="12pt" fo:letter-spacing="normal" fo:language="es" fo:country="ES" fo:font-style="normal" fo:font-weight="normal" style:font-size-asian="12pt" style:font-size-complex="12pt"/>
    </style:style>
    <style:style style:name="T2" style:family="text">
      <style:text-properties fo:font-variant="normal" fo:text-transform="none" fo:color="#6a6a6a" style:font-name="Utopia" fo:font-size="12pt" fo:letter-spacing="normal" fo:language="es" fo:country="ES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Utopia" fo:font-size="12pt" fo:letter-spacing="normal" fo:language="es" fo:country="ES" fo:font-style="normal" fo:font-weight="normal" style:font-size-asian="12pt" style:font-size-complex="12pt"/>
    </style:style>
    <style:style style:name="T4" style:family="text">
      <style:text-properties style:font-name="Utopia" fo:font-size="12pt" fo:language="es" fo:country="ES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82997164987333334" text:style-name="L1">
        <text:list-item>
          <text:p text:style-name="P2">Dado un cubo de lado 1, con una de sus esquinas en la posicion (0,0,0) y otra en (1,1,1) –el resto las puede usted averiguar fácilmente-, dibuje cómo se vería en un viewport cuadrado si la cámara tiene los siguientes parámetros:</text:p>
        </text:list-item>
      </text:list>
      <text:list xml:id="list8722529048745848248" text:style-name="L4">
        <text:list-item>
          <text:p text:style-name="P4">VRP: (0,0,5); VPN: (0,0,1); VUP: (0,1,0)</text:p>
        </text:list-item>
        <text:list-item>
          <text:p text:style-name="P4">VRP: (0,0,5); VPN: (0,0,1); VUP: (0,-1,0)</text:p>
        </text:list-item>
        <text:list-item>
          <text:p text:style-name="P4">VRP: (5,5,5); VPN: (1,1,1); VUP: (0,1,0)</text:p>
        </text:list-item>
        <text:list-item>
          <text:p text:style-name="P4">VRP: (0,5,0); VPN: (0,1,0); VUP: (1,0,0)</text:p>
        </text:list-item>
        <text:list-item>
          <text:p text:style-name="P4">VRP: (5,0,5); VPN: (1,0,1); VUP: (0,1,0)</text:p>
        </text:list-item>
      </text:list>
      <text:p text:style-name="P3"><text:span text:style-name="T4">donde VRP es View Reference Point o Punto del Observador (PO), </text:span></text:p>
      <text:p text:style-name="P3"><text:span text:style-name="T1"><text:s text:c="9"/></text:span><text:span text:style-name="T3"><text:s text:c="2"/>VPN es <text:s/>View Plane Normal o vector Z del Observador (PM-PO),</text:span></text:p>
      <text:p text:style-name="P3"><text:span text:style-name="T3"><text:s text:c="11"/>VUP es <text:s/>View Up <text:s/>o vector de inclinación del Observador (VI)</text:span><text:span text:style-name="T1"> </text:span></text:p>
      <text:p text:style-name="P3"><text:span text:style-name="T1"><text:s text:c="10"/></text:span></text:p>
      <text:list xml:id="list34412494" text:continue-list="list2782997164987333334" text:style-name="L1">
        <text:list-header>
          <text:p text:style-name="P2"/>
        </text:list-header>
        <text:list-item>
          <text:p text:style-name="P2">¿Qué efectos genera en la imagen generada por proyección perspectiva las siguientes acciones:</text:p>
        </text:list-item>
      </text:list>
      <text:list xml:id="list2209051034060441385" text:style-name="L5">
        <text:list-item>
          <text:p text:style-name="P5">Mover el centro de proyección hacia el plano de proyección?</text:p>
        </text:list-item>
        <text:list-item>
          <text:p text:style-name="P5">Alejar el plano de proyección del centro de proyección?</text:p>
        </text:list-item>
      </text:list>
      <text:list xml:id="list34414956" text:continue-list="list34412494" text:style-name="L1">
        <text:list-header>
          <text:p text:style-name="P2">¿Serían los mismos efectos con una proyección ortogonal? Justifique la respuesta.</text:p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Arial" svg:font-family="Arial" style:font-family-generic="swiss"/>
    <style:font-face style:name="Utopia" svg:font-family="Utopia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29T14:13:53.83</meta:creation-date>
    <dc:date>2015-10-29T14:23:38.39</dc:date>
    <meta:editing-duration>PT9M4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4" meta:word-count="156" meta:character-count="944"/>
  </office:meta>
</office:document-meta>
</file>